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ede5" officeooo:paragraph-rsid="0018ede5" fo:background-color="#fff200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a60de" officeooo:paragraph-rsid="001a60d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2017b9" officeooo:paragraph-rsid="002017b9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Consolas" fo:font-size="10.5pt" fo:font-weight="normal" officeooo:rsid="001a60de" officeooo:paragraph-rsid="001d3ddc" fo:background-color="#1e1e1e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d4d4d4" style:font-name="Consolas" fo:font-size="10.5pt" fo:font-weight="normal" officeooo:rsid="001a60de" officeooo:paragraph-rsid="001a60de" fo:background-color="#1e1e1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style:line-height-at-least="0.503cm"/>
      <style:text-properties fo:color="#d4d4d4" style:font-name="Consolas" fo:font-size="10.5pt" fo:font-weight="normal" officeooo:rsid="001e1d75" officeooo:paragraph-rsid="001e1d75" fo:background-color="#1e1e1e"/>
    </style:style>
    <style:style style:name="P8" style:family="paragraph" style:parent-style-name="Standard">
      <style:paragraph-properties style:line-height-at-least="0.503cm"/>
      <style:text-properties fo:color="#d4d4d4" style:font-name="Consolas" fo:font-size="10.5pt" fo:font-weight="normal" fo:background-color="#708090"/>
    </style:style>
    <style:style style:name="P9" style:family="paragraph" style:parent-style-name="Standard">
      <style:text-properties fo:color="#d4d4d4" style:font-name="Consolas" fo:font-size="10.5pt" fo:font-weight="normal" officeooo:rsid="0018ede5" officeooo:paragraph-rsid="0018ede5" fo:background-color="#708090" style:font-size-asian="14pt" style:font-weight-asian="bold" style:font-size-complex="14pt" style:font-weight-complex="bold"/>
    </style:style>
    <style:style style:name="P10" style:family="paragraph" style:parent-style-name="Standard">
      <style:paragraph-properties style:line-height-at-least="0.503cm"/>
      <style:text-properties fo:color="#d4d4d4" fo:background-color="#1e1e1e"/>
    </style:style>
    <style:style style:name="P11" style:family="paragraph" style:parent-style-name="Standard">
      <style:paragraph-properties style:line-height-at-least="0.503cm"/>
      <style:text-properties fo:color="#d4d4d4" fo:background-color="#708090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text-properties fo:color="#0000cd" fo:font-size="14pt" style:text-underline-style="solid" style:text-underline-width="auto" style:text-underline-color="font-color" fo:font-weight="bold" officeooo:rsid="0018ede5" officeooo:paragraph-rsid="0018ede5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line-height-at-least="0.503cm"/>
      <style:text-properties fo:color="#0000cd" style:font-name="Consolas" fo:font-size="14pt" style:text-underline-style="solid" style:text-underline-width="auto" style:text-underline-color="font-color" fo:font-weight="bold" officeooo:rsid="0018ede5" officeooo:paragraph-rsid="001d7c58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paragraph-properties style:line-height-at-least="0.503cm"/>
      <style:text-properties fo:color="#0000cd" style:font-name="Consolas" fo:font-size="14pt" style:text-underline-style="solid" style:text-underline-width="auto" style:text-underline-color="font-color" fo:font-weight="bold" officeooo:rsid="0018ede5" officeooo:paragraph-rsid="001fff21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paragraph-properties style:line-height-at-least="0.503cm"/>
      <style:text-properties fo:color="#0000cd" style:font-name="Consolas" fo:font-size="14pt" style:text-underline-style="none" fo:font-weight="bold" officeooo:rsid="0018ede5" officeooo:paragraph-rsid="001fff21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style:line-height-at-least="0.503cm"/>
      <style:text-properties fo:color="#000000" style:font-name="Consolas" fo:font-size="14pt" fo:font-weight="normal" officeooo:rsid="001a60de" officeooo:paragraph-rsid="001d3dd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style:line-height-at-least="0.503cm"/>
      <style:text-properties fo:color="#000000" style:font-name="Consolas" fo:font-size="14pt" fo:font-weight="normal" officeooo:rsid="001d7c58" officeooo:paragraph-rsid="001d7c58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officeooo:paragraph-rsid="001a60de" fo:background-color="#708090"/>
    </style:style>
    <style:style style:name="P20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1" style:family="paragraph" style:parent-style-name="Standard">
      <style:paragraph-properties style:line-height-at-least="0.503cm"/>
      <style:text-properties fo:color="#000000" style:font-name="Consolas" fo:font-size="10.5pt" fo:font-weight="normal" officeooo:rsid="001d3ddc" officeooo:paragraph-rsid="001d3ddc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style:line-height-at-least="0.503cm"/>
      <style:text-properties fo:color="#000000" style:font-name="Consolas" fo:font-size="10.5pt" fo:font-weight="normal" officeooo:rsid="001d7c58" officeooo:paragraph-rsid="001d7c58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style:line-height-at-least="0.503cm"/>
      <style:text-properties fo:color="#000000" style:font-name="Consolas" fo:font-size="10.5pt" fo:font-weight="normal" officeooo:rsid="001e1d75" officeooo:paragraph-rsid="001e1d75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style:line-height-at-least="0.503cm"/>
      <style:text-properties fo:color="#000000" style:font-name="Consolas" fo:font-size="10.5pt" fo:font-weight="normal" officeooo:rsid="001fff21" officeooo:paragraph-rsid="001fff21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style:line-height-at-least="0.503cm"/>
      <style:text-properties fo:color="#0000cd" style:font-name="Consolas" fo:font-size="14pt" style:text-underline-style="solid" style:text-underline-width="auto" style:text-underline-color="font-color" fo:font-weight="bold" officeooo:rsid="001d3ddc" officeooo:paragraph-rsid="001d7c58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style:line-height-at-least="0.503cm"/>
      <style:text-properties fo:color="#0000cd" style:font-name="Consolas" fo:font-size="14pt" style:text-underline-style="solid" style:text-underline-width="auto" style:text-underline-color="font-color" fo:font-weight="bold" officeooo:rsid="001fff21" officeooo:paragraph-rsid="001fff21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normal" officeooo:rsid="002017b9" officeooo:paragraph-rsid="002017b9" fo:background-color="transparent" style:font-size-asian="14pt" style:font-weight-asian="normal" style:font-size-complex="14pt" style:font-weight-complex="normal"/>
    </style:style>
    <style:style style:name="T1" style:family="text">
      <style:text-properties fo:color="#c586c0"/>
    </style:style>
    <style:style style:name="T2" style:family="text">
      <style:text-properties fo:color="#c586c0" style:font-name="Consolas" fo:font-size="10.5pt" fo:font-weight="normal" fo:background-color="#708090" loext:char-shading-value="0"/>
    </style:style>
    <style:style style:name="T3" style:family="text">
      <style:text-properties fo:color="#c586c0" officeooo:rsid="001d3ddc"/>
    </style:style>
    <style:style style:name="T4" style:family="text">
      <style:text-properties fo:color="#d4d4d4" style:font-name="Consolas" fo:font-size="10.5pt" fo:font-weight="normal" fo:background-color="#1e1e1e" loext:char-shading-value="0"/>
    </style:style>
    <style:style style:name="T5" style:family="text">
      <style:text-properties fo:color="#d4d4d4" style:font-name="Consolas" fo:font-size="10.5pt" fo:font-weight="normal" officeooo:rsid="001a60de" style:font-size-asian="14pt" style:font-weight-asian="normal" style:font-size-complex="14pt" style:font-weight-complex="normal"/>
    </style:style>
    <style:style style:name="T6" style:family="text">
      <style:text-properties fo:color="#d4d4d4" style:font-name="Consolas" fo:font-size="10.5pt" fo:font-weight="normal" fo:background-color="#708090" loext:char-shading-value="0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font-size="10.5pt"/>
    </style:style>
    <style:style style:name="T9" style:family="text">
      <style:text-properties fo:font-size="10.5pt" officeooo:rsid="001d3ddc"/>
    </style:style>
    <style:style style:name="T10" style:family="text">
      <style:text-properties fo:font-size="10.5pt" officeooo:rsid="001d7c58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font-size="10.5pt" fo:font-weight="normal"/>
    </style:style>
    <style:style style:name="T13" style:family="text">
      <style:text-properties fo:color="#ce9178" style:font-name="Consolas" fo:font-size="10.5pt" fo:font-weight="normal" officeooo:rsid="001a60de" style:font-size-asian="14pt" style:font-weight-asian="normal" style:font-size-complex="14pt" style:font-weight-complex="normal"/>
    </style:style>
    <style:style style:name="T14" style:family="text">
      <style:text-properties officeooo:rsid="001d3ddc"/>
    </style:style>
    <style:style style:name="T15" style:family="text">
      <style:text-properties fo:color="#9cdcfe"/>
    </style:style>
    <style:style style:name="T16" style:family="text">
      <style:text-properties fo:color="#9cdcfe" style:font-name="Consolas" fo:font-size="10.5pt" fo:font-weight="normal"/>
    </style:style>
    <style:style style:name="T17" style:family="text">
      <style:text-properties fo:background-color="#708090" loext:char-shading-value="0"/>
    </style:style>
    <style:style style:name="T18" style:family="text">
      <style:text-properties style:text-underline-style="solid" style:text-underline-width="auto" style:text-underline-color="font-color" officeooo:rsid="001fff21"/>
    </style:style>
    <style:style style:name="gr1" style:family="graphic">
      <style:graphic-properties draw:textarea-horizontal-align="justify" draw:textarea-vertical-align="middle" draw:auto-grow-height="false" fo:min-height="5.398cm" fo:min-width="11.6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9.396cm" fo:min-width="17.4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6.879cm" fo:min-width="17.19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7.091cm" fo:min-width="17.46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jango Url Yapısı</text:p>
      <text:p text:style-name="P1"/>
      <text:p text:style-name="P13">urls.py(blog/ana url)</text:p>
      <text:p text:style-name="P1"><draw:custom-shape text:anchor-type="paragraph" draw:z-index="0" draw:name="Form1" draw:style-name="gr1" svg:width="11.642cm" svg:height="5.398cm" svg:x="-0.416cm" svg:y="0.108cm"><text:p/><draw:enhanced-geometry svg:viewBox="0 0 21600 21600" draw:type="rectangle" draw:enhanced-path="M 0 0 L 21600 0 21600 21600 0 21600 0 0 Z N"/></draw:custom-shape></text:p>
      <text:p text:style-name="P9"><text:span text:style-name="T1">from</text:span> django.contrib <text:span text:style-name="T1">import</text:span> admin</text:p>
      <text:p text:style-name="P12"><text:span text:style-name="T2">from</text:span><text:span text:style-name="T6"> django.urls </text:span><text:span text:style-name="T2">import</text:span><text:span text:style-name="T6"> path,</text:span><text:span text:style-name="T4"> include</text:span></text:p>
      <text:p text:style-name="P4"/>
      <text:p text:style-name="P8">urlpatterns = [</text:p>
      <text:p text:style-name="P11">    <text:span text:style-name="T7">path(</text:span><text:span text:style-name="T12">'admin/'</text:span><text:span text:style-name="T7">, admin.site.urls),</text:span></text:p>
      <text:p text:style-name="P10">    <text:span text:style-name="T7">path(</text:span><text:span text:style-name="T12">''</text:span><text:span text:style-name="T7">,include(</text:span><text:span text:style-name="T12">'article.urls'</text:span><text:span text:style-name="T7">)),</text:span></text:p>
      <text:p text:style-name="P4">]</text:p>
      <text:p text:style-name="P17"><text:span text:style-name="T8">include import ettik </text:span><text:span text:style-name="T9">ve article.urls'</text:span><text:span text:style-name="T10">e</text:span><text:span text:style-name="T9"> yönlendirdik.</text:span></text:p>
      <text:p text:style-name="P21"/>
      <text:p text:style-name="P21"/>
      <text:p text:style-name="P14"/>
      <text:p text:style-name="P14"/>
      <text:p text:style-name="P25">urls.py(article)</text:p>
      <text:p text:style-name="P21"><draw:custom-shape text:anchor-type="paragraph" draw:z-index="1" draw:name="Form2" draw:style-name="gr2" svg:width="17.437cm" svg:height="9.397cm" svg:x="-0.39cm" svg:y="0.168cm"><text:p/><draw:enhanced-geometry svg:viewBox="0 0 21600 21600" draw:type="rectangle" draw:enhanced-path="M 0 0 L 21600 0 21600 21600 0 21600 0 0 Z N"/></draw:custom-shape></text:p>
      <text:p text:style-name="P5"><text:span text:style-name="T3">from</text:span><text:span text:style-name="T14"> django.urls </text:span><text:span text:style-name="T3">import</text:span><text:span text:style-name="T14"> path</text:span></text:p>
      <text:p text:style-name="P4"><text:span text:style-name="T1">from</text:span> . <text:span text:style-name="T1">import</text:span> views</text:p>
      <text:p text:style-name="P12"/>
      <text:p text:style-name="P4">app_name = <text:span text:style-name="T11">'article'</text:span></text:p>
      <text:p text:style-name="P22">Bu isimlendirme yöntemiyle views fonksiyonlarında redirect yaptığımızda bu isimle yönlendirme yapabileceğiz.</text:p>
      <text:p text:style-name="P4">urlpatterns = [</text:p>
      <text:p text:style-name="P10">    <text:span text:style-name="T7">path(</text:span><text:span text:style-name="T12">''</text:span><text:span text:style-name="T7">, views.index, </text:span><text:span text:style-name="T16">name</text:span><text:span text:style-name="T7">=</text:span><text:span text:style-name="T12">'index'</text:span><text:span text:style-name="T7">),</text:span></text:p>
      <text:p text:style-name="P10">    <text:span text:style-name="T7">path(</text:span><text:span text:style-name="T12">'about/'</text:span><text:span text:style-name="T7">, views.about, </text:span><text:span text:style-name="T16">name</text:span><text:span text:style-name="T7">=</text:span><text:span text:style-name="T12">'about'</text:span><text:span text:style-name="T7">),</text:span></text:p>
      <text:p text:style-name="P10">    <text:span text:style-name="T7">path(</text:span><text:span text:style-name="T12">'creat/'</text:span><text:span text:style-name="T7">, views.creat, </text:span><text:span text:style-name="T16">name</text:span><text:span text:style-name="T7">=</text:span><text:span text:style-name="T12">'creat'</text:span><text:span text:style-name="T7">),</text:span></text:p>
      <text:p text:style-name="P7"><text:s text:c="2"/>path(<text:span text:style-name="T11">'detail/&lt;int:id&gt;'</text:span>, views.detail, <text:span text:style-name="T15">name</text:span>= <text:span text:style-name="T11">'detail'</text:span>),</text:p>
      <text:p text:style-name="P23">'detail/&lt;int:id&gt;' ile detayını görmek istediğimiz bir öğenin id bilgisi ile yeni linkler oluşturulacaktır.</text:p>
      <text:p text:style-name="P4">]</text:p>
      <text:p text:style-name="P18"><text:span text:style-name="T9">H</text:span><text:span text:style-name="T8">erbir sayfa yolunu ve views.py deki fonksiyonlarına yönlendirdik. Name='...' isim tanımlamaları yaptık. Html sayfalarında sadece bu isimleri kullanarak bağlantıları sağlamış oluruz.</text:span></text:p>
      <text:p text:style-name="P1"/>
      <text:p text:style-name="P2"/>
      <text:p text:style-name="P2"/>
      <text:p text:style-name="P26">setting.py</text:p>
      <text:p text:style-name="P15"><draw:custom-shape text:anchor-type="paragraph" draw:z-index="2" draw:name="Form3" draw:style-name="gr3" svg:width="17.199cm" svg:height="6.88cm" svg:x="-0.152cm" svg:y="0.289cm"><text:p/><draw:enhanced-geometry svg:viewBox="0 0 21600 21600" draw:type="rectangle" draw:enhanced-path="M 0 0 L 21600 0 21600 21600 0 21600 0 0 Z N"/></draw:custom-shape></text:p>
      <text:p text:style-name="P6">TEMPLATES = <text:span text:style-name="T17">[</text:span></text:p>
      <text:p text:style-name="P11">    <text:span text:style-name="T7">{</text:span></text:p>
      <text:p text:style-name="P11">        <text:span text:style-name="T12">'BACKEND'</text:span><text:span text:style-name="T7">: </text:span><text:span text:style-name="T12">'django.template.backends.django.DjangoTemplates'</text:span><text:span text:style-name="T7">,</text:span></text:p>
      <text:p text:style-name="P10">        <text:span text:style-name="T12">'DIRS'</text:span><text:span text:style-name="T7">: [</text:span><text:span text:style-name="T12">'templates'</text:span><text:span text:style-name="T7">]</text:span></text:p>
      <text:p text:style-name="P24">'DIRS' içinde templatesi kaydettik.</text:p>
      <text:p text:style-name="P2"/>
      <text:p text:style-name="P19"><text:span text:style-name="T5">STATIC_URL = </text:span><text:span text:style-name="T13">'/static/'</text:span></text:p>
      <text:p text:style-name="P4">STATICFILES_DIRS = [</text:p>
      <text:p text:style-name="P10">    <text:span text:style-name="T7">os.path.join(BASE_DIR, </text:span><text:span text:style-name="T12">"static"</text:span><text:span text:style-name="T7">),</text:span></text:p>
      <text:p text:style-name="P4">]</text:p>
      <text:p text:style-name="P24">Proje içinde ayrı static dosyası oluşturduğumuzdan settings.py'de static dosyasını kaydediyoruz.</text:p>
      <text:p text:style-name="P2"/>
      <text:p text:style-name="P26"><text:soft-page-break/>Static</text:p>
      <text:p text:style-name="P16"><text:s text:c="2"/><text:span text:style-name="T18">style.css</text:span></text:p>
      <text:p text:style-name="P2"><draw:custom-shape text:anchor-type="paragraph" draw:z-index="3" draw:name="Form4" draw:style-name="gr4" svg:width="17.463cm" svg:height="7.092cm" svg:x="-0.125cm" svg:y="0.076cm"><text:p/><draw:enhanced-geometry svg:viewBox="0 0 21600 21600" draw:type="rectangle" draw:enhanced-path="M 0 0 L 21600 0 21600 21600 0 21600 0 0 Z N"/></draw:custom-shape></text:p>
      <text:p text:style-name="P3">bu alana css kodları yazılacak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1.10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M58S</meta:editing-duration>
    <meta:editing-cycles>4</meta:editing-cycles>
    <meta:generator>LibreOffice/5.4.7.2$Windows_X86_64 LibreOffice_project/c838ef25c16710f8838b1faec480ebba495259d0</meta:generator>
    <dc:date>2019-12-16T19:49:38.286000000</dc:date>
    <meta:document-statistic meta:table-count="0" meta:image-count="0" meta:object-count="0" meta:page-count="2" meta:paragraph-count="36" meta:word-count="140" meta:character-count="1317" meta:non-whitespace-character-count="1165"/>
    <meta:user-defined meta:name="Info 1"/>
    <meta:user-defined meta:name="Info 2"/>
    <meta:user-defined meta:name="Info 3"/>
    <meta:user-defined meta:name="Info 4"/>
  </office:meta>
</office:document-meta>
</file>